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6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I am the life of the party.</text:p>
          </table:table-cell>
          <table:table-cell table:style-name="ce19" table:content-validation-name="val1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0" calcext:value-type="float">
            <text:p>0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always prepar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interested in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relaxed most of the tim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not interested in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not interested in other people's problem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easily disturb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not really interested in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hange my mood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quick to understand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</text:span>my du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quiet around strang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exacting in my work.</text:p>
          </table:table-cell>
          <table:table-cell table:style-name="ce20" table:content-validation-name="val2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full of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36;&quot;Low&quot;;IF([.C64]&lt;=46;&quot;A Little Low&quot;;IF([.C64]&lt;=53;&quot;Average&quot;;IF([.C64]&lt;=63;&quot;A Little High&quot;;IF([.C64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36;&quot;Low&quot;;IF([.C65]&lt;=46;&quot;A Little Low&quot;;IF([.C65]&lt;=53;&quot;Average&quot;;IF([.C65]&lt;=63;&quot;A Little High&quot;;IF([.C65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36;&quot;Low&quot;;IF([.C66]&lt;=46;&quot;A Little Low&quot;;IF([.C66]&lt;=53;&quot;Average&quot;;IF([.C66]&lt;=63;&quot;A Little High&quot;;IF([.C66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36;&quot;Low&quot;;IF([.C67]&lt;=46;&quot;A Little Low&quot;;IF([.C67]&lt;=53;&quot;Average&quot;;IF([.C67]&lt;=63;&quot;A Little High&quot;;IF([.C67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36;&quot;Low&quot;;IF([.C68]&lt;=46;&quot;A Little Low&quot;;IF([.C68]&lt;=53;&quot;Average&quot;;IF([.C68]&lt;=63;&quot;A Little High&quot;;IF([.C68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0:48:42.427944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1:08:39.601308515</dc:date>
    <meta:editing-duration>PT12H47M18S</meta:editing-duration>
    <meta:editing-cycles>40</meta:editing-cycles>
    <meta:generator>LibreOffice/6.4.3.2$Linux_X86_64 LibreOffice_project/40$Build-2</meta:generator>
    <meta:document-statistic meta:table-count="2" meta:cell-count="556" meta:object-count="0"/>
  </office:meta>
</office:document-meta>
</file>